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3.217cm" fo:break-before="auto" style:use-optimal-row-height="true"/>
    </style:style>
    <style:style style:name="ro20" style:family="table-row">
      <style:table-row-properties style:row-height="1.637cm" fo:break-before="auto" style:use-optimal-row-height="true"/>
    </style:style>
    <style:style style:name="ro21" style:family="table-row">
      <style:table-row-properties style:row-height="1.9cm" fo:break-before="auto" style:use-optimal-row-height="true"/>
    </style:style>
    <style:style style:name="ro2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1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1"/>
          <table:table-cell table:style-name="ce12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1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1" office:value-type="string" table:number-columns-spanned="2" table:number-rows-spanned="1">
            <text:p>thuma[then / limaadzaa[dlaczego / * / yah^dithu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1" office:value-type="string" table:number-columns-spanned="2" table:number-rows-spanned="1">
            <text:p>h^aytha[gdzie / an-haa[to-jest / taatiy[pochodzi / *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1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1" office:value-type="string" table:number-columns-spanned="2" table:number-rows-spanned="1">
            <text:p>hal-kyaan[was? / hunaaka[there / aiyu[any / mithaal[exampl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, де'лая[making зарисо'вки[sketches. / мо&lt;o&gt;й спо'соб чтения. / мой метод позна'ния[cognition ве'щей[things.</text:p>
          </table:table-cell>
          <table:covered-table-cell table:number-columns-repeated="2" table:style-name="ce11"/>
          <table:table-cell table:style-name="ce12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1" office:value-type="string" table:number-columns-spanned="2" table:number-rows-spanned="1">
            <text:p>hal[is? / yuwdhad[exist / aiyu[jakis` / mithaal[przykl`ad</text:p>
          </table:table-cell>
          <table:covered-table-cell table:style-name="ce11"/>
          <table:table-cell table:style-name="ce12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1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2T09:42:24.79">
            <text:p>1202 <text:s/>94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2T09:42:24.79">
            <text:p>1202 <text:s/>942</text:p>
          </table:table-cell>
          <table:table-cell table:style-name="ce7" table:formula="of:=NOW()" office:value-type="date" office:date-value="2021-12-02T09:42:27.11">
            <text:p>1202 <text:s/>94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2T09:42:27.11">
            <text:p>1202 <text:s/>94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22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2021/12/02</text:date>, <text:time>09:42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2T09:42:26.64</dc:date>
    <dc:creator>iwabuchi ken</dc:creator>
    <meta:editing-duration>P10DT7H56M9S</meta:editing-duration>
    <meta:editing-cycles>1516</meta:editing-cycles>
    <meta:generator>OpenOffice/4.1.3$Win32 OpenOffice.org_project/413m1$Build-9783</meta:generator>
    <meta:document-statistic meta:table-count="1" meta:cell-count="277" meta:object-count="0"/>
  </office:meta>
</office:document-meta>
</file>